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Text_20_body">
      <style:text-properties style:font-name="Liberation Sans" fo:font-size="12pt" officeooo:rsid="000c2560" officeooo:paragraph-rsid="000c2560" style:font-size-asian="12pt" style:font-size-complex="12pt"/>
    </style:style>
    <style:style style:name="P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ans" fo:font-size="12pt" fo:font-style="normal" style:text-underline-style="none" fo:font-weight="normal" style:text-blinking="false" fo:background-color="transparent" style:font-size-asian="12pt" style:font-size-complex="12pt"/>
    </style:style>
    <style:style style:name="P4" style:family="paragraph" style:parent-style-name="Text_20_body">
      <style:paragraph-properties fo:margin-top="0cm" fo:margin-bottom="0cm" style:contextual-spacing="false" fo:line-height="138%" style:writing-mode="lr-tb"/>
      <style:text-properties style:font-name="Liberation Sans" fo:font-size="12pt" style:font-size-asian="12pt" style:font-size-complex="12pt"/>
    </style:style>
    <style:style style:name="P5" style:family="paragraph" style:parent-style-name="Heading_20_2">
      <style:text-properties style:font-name="Liberation Sans"/>
    </style:style>
    <style:style style:name="P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ans" fo:font-size="12pt" fo:font-style="normal" style:text-underline-style="none" fo:font-weight="normal" style:text-blinking="false" fo:background-color="transparent" style:font-size-asian="12pt" style:font-size-complex="12pt"/>
    </style:style>
    <style:style style:name="P7"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ans" fo:font-size="11pt" fo:font-style="normal" style:text-underline-style="none" fo:font-weight="normal" style:text-blinking="false" fo:background-color="transparent"/>
    </style:style>
    <style:style style:name="P8" style:family="paragraph" style:parent-style-name="Text_20_body">
      <style:text-properties fo:font-variant="normal" fo:text-transform="none" fo:color="#000000" loext:opacity="100%" style:text-line-through-style="none" style:text-line-through-type="none" style:font-name="Liberation Sans" fo:font-size="12pt" fo:font-style="normal" style:text-underline-style="none" fo:font-weight="normal" style:text-blinking="false" fo:background-color="transparent" style:font-size-asian="12pt" style:font-size-complex="12pt"/>
    </style:style>
    <style:style style:name="P9" style:family="paragraph" style:parent-style-name="Text_20_body" style:list-style-name="L1">
      <loext:graphic-properties draw:fill="none" draw:fill-color="#ffffff"/>
      <style:paragraph-properties fo:background-color="transparent" fo:padding="0cm" fo:border="none" style:writing-mode="lr-tb"/>
      <style:text-properties fo:font-variant="normal" fo:text-transform="none" fo:color="#000000" loext:opacity="100%" style:text-line-through-style="none" style:text-line-through-type="none" style:font-name="Liberation Sans" fo:font-size="11pt" fo:font-style="normal" style:text-underline-style="none" fo:font-weight="normal" style:text-blinking="false"/>
    </style:style>
    <style:style style:name="P10" style:family="paragraph" style:parent-style-name="Text_20_body">
      <style:paragraph-properties fo:break-before="page"/>
      <style:text-properties fo:font-variant="normal" fo:text-transform="none" fo:color="#000000" loext:opacity="100%" style:text-line-through-style="none" style:text-line-through-type="none" style:font-name="Liberation Sans" fo:font-size="12pt" fo:font-style="normal" style:text-underline-style="none" fo:font-weight="normal" style:text-blinking="false" fo:background-color="transparent" style:font-size-asian="12pt" style:font-size-complex="12pt"/>
    </style:style>
    <style:style style:name="T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fo:font-style="normal" style:text-underline-style="none" fo:font-weight="normal" officeooo:rsid="000c836b" style:text-blinking="false" fo:background-color="transparent" loext:char-shading-value="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2"><text:bookmark text:name="docs-internal-guid-62145652-7fff-dbc2-f874-2b5897ea964e"/>1.- Introducción y objetivos</text:h>
      <text:p text:style-name="P4"><text:span text:style-name="T1">El objetivo de este proyecto es el diseño y desarrollo de una aplicación web en los que los usuarios puedan guardar un conjunto de recetas de cocina, conteniendo estás tanto los ingredientes y cantidades como los pasos para realizarlas. Estos ingredientes </text:span><text:span text:style-name="T2">y recetas </text:span><text:span text:style-name="T1">podrán ser públic</text:span><text:span text:style-name="T2">a</text:span><text:span text:style-name="T1">s o privad</text:span><text:span text:style-name="T2">a</text:span><text:span text:style-name="T1">s.</text:span></text:p>
      <text:p text:style-name="P3"/>
      <text:p text:style-name="P2">El primer objetivo es la construcción de un backend para la aplicación, que consistirá en una aplicación Laravel sobre una base de datos MySQL.</text:p>
      <text:p text:style-name="P2">El segundo objetivo es el estudio y la implementación de una API, documentando los conocimientos adquiridos.</text:p>
      <text:p text:style-name="P2">Como tercer objetivo crearemos un frontend para el que se elegirá una tecnología multiplataforma como Flutter.</text:p>
      <text:p text:style-name="P3">Un objetivo secundario es adquirir conocimientos de cómo realizar un proyecto de manera profesional, incluyendo documentos de proyecto, estimaciones de costes, desarrollo de documentación útil para la mejor realización de proyectos futuros.</text:p>
      <text:p text:style-name="P8"/>
      <text:p text:style-name="P10"/>
      <text:h text:style-name="P5" text:outline-level="2">2.- Especificación de requisitos</text:h>
      <text:list xml:id="list1502540073" text:style-name="L1">
        <text:list-item>
          <text:p text:style-name="P7">Los usuarios pueden registrarse en el sistema.</text:p>
        </text:list-item>
        <text:list-item>
          <text:p text:style-name="P7">Los usuarios pueden registrarse y acceder con email/password o Oauth de terceros.</text:p>
        </text:list-item>
        <text:list-item>
          <text:p text:style-name="P7">El sistema tiene roles con distintos permisos, admin y usuario.</text:p>
        </text:list-item>
        <text:list-item>
          <text:p text:style-name="P7">Cada usuario puede crear sus propios ingredientes de forma privada.</text:p>
        </text:list-item>
        <text:list-item>
          <text:p text:style-name="P7">El admin puede pasar los ingredientes privados a públicos.</text:p>
        </text:list-item>
        <text:list-item>
          <text:p text:style-name="P7">Los ingredientes tienen nombre, descripción, categoría, lista de macros y calorías por cada 100gr. Y enlaces a las URL de donde se saca o código de barras del producto.</text:p>
        </text:list-item>
        <text:list-item>
          <text:p text:style-name="P7">Los usuarios pueden crear sus propias recetas y marcarlas como privadas o públicas.</text:p>
        </text:list-item>
        <text:list-item>
          <text:p text:style-name="P7">Las recetas tienen un nombre, descripción, lista de ingredientes con cantidades (y unidades) y lista de pasos(con descripción, foto o vídeo), num comensales.</text:p>
        </text:list-item>
        <text:list-item>
          <text:p text:style-name="P7">El sistema calcula la cantidad de calorías por 100gr, por ración a partir de la suma de los ingredientes.</text:p>
        </text:list-item>
        <text:list-item>
          <text:p text:style-name="P7">El sistema muestra al usuario un Dashboard donde puede buscar recetas o explorar por categorías.</text:p>
        </text:list-item>
        <text:list-item>
          <text:p text:style-name="P7">El usuario puede crear sus propias categorías y habrá unas categorías públicas comunes.</text:p>
          <text:p text:style-name="P9"/>
        </text:list-item>
      </text:list>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9-22T12:12:23.420000000</dc:date>
    <meta:editing-duration>PT30M55S</meta:editing-duration>
    <meta:editing-cycles>5</meta:editing-cycles>
    <meta:generator>LibreOffice/7.1.5.2$Windows_X86_64 LibreOffice_project/85f04e9f809797b8199d13c421bd8a2b025d52b5</meta:generator>
    <meta:document-statistic meta:table-count="0" meta:image-count="0" meta:object-count="0" meta:page-count="2" meta:paragraph-count="19" meta:word-count="316" meta:character-count="1981" meta:non-whitespace-character-count="1695"/>
  </office:meta>
</office:document-meta>
</file>